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Helvetica, Arial, sans-serif, 'Apple Color Emoji', 'Segoe UI Emoji', 'Segoe UI Symbol'"/>
    <style:font-face style:name="inherit" svg:font-family="inherit"/>
    <style:font-face style:name="ui-monospace" svg:font-family="ui-monospace, 'Cascadia Mono', 'Segoe UI Mono', 'Liberation Mono', Menlo, Monaco, Consolas, monospace"/>
    <style:font-face style:name="var fontFamily" svg:font-family="'var fontFamily'"/>
  </office:font-face-decls>
  <office:automatic-styles>
    <style:style style:name="P1" style:family="paragraph" style:parent-style-name="Heading_20_2">
      <style:paragraph-properties fo:padding="0cm" fo:border="none"/>
      <style:text-properties fo:font-variant="normal" fo:text-transform="none" style:font-name="apple-system" fo:letter-spacing="normal" fo:font-style="normal"/>
    </style:style>
    <style:style style:name="P2" style:family="paragraph" style:parent-style-name="Heading_20_2">
      <style:paragraph-properties fo:padding="0cm" fo:border="none"/>
      <style:text-properties fo:font-variant="normal" fo:text-transform="none" style:font-name="apple-system" fo:letter-spacing="normal" fo:language="ru" fo:country="RU" fo:font-style="normal"/>
    </style:style>
    <style:style style:name="P3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32629" loext:opacity="100%" style:font-name="apple-system" fo:font-size="9.75pt" fo:letter-spacing="normal" fo:language="en" fo:country="US" fo:font-style="normal" fo:font-weight="normal"/>
    </style:style>
    <style:style style:name="P4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32629" loext:opacity="100%" style:font-name="apple-system" fo:font-size="9.75pt" fo:letter-spacing="normal" fo:language="ru" fo:country="RU" fo:font-style="normal" fo:font-weight="normal"/>
    </style:style>
    <style:style style:name="P5" style:family="paragraph" style:parent-style-name="Preformatted_20_Text">
      <style:paragraph-properties fo:margin-top="0cm" fo:margin-bottom="0.499cm" style:contextual-spacing="false" fo:padding="0cm" fo:border="none"/>
      <style:text-properties fo:font-variant="normal" fo:text-transform="none" style:font-name="var fontFamily" fo:letter-spacing="normal" fo:font-style="normal" fo:font-weight="normal"/>
    </style:style>
    <style:style style:name="P6" style:family="paragraph" style:parent-style-name="Preformatted_20_Text">
      <style:paragraph-properties fo:padding="0cm" fo:border="none"/>
      <style:text-properties fo:font-variant="normal" fo:text-transform="none" style:font-name="var fontFamily" fo:letter-spacing="normal" fo:font-style="normal" fo:font-weight="normal"/>
    </style:style>
    <style:style style:name="P7" style:family="paragraph" style:parent-style-name="Preformatted_20_Text">
      <style:paragraph-properties fo:margin-top="0cm" fo:margin-bottom="0.499cm" style:contextual-spacing="false" fo:padding="0cm" fo:border="none"/>
      <style:text-properties fo:font-variant="normal" fo:text-transform="none" style:font-name="var fontFamily" fo:letter-spacing="normal" fo:language="en" fo:country="US" fo:font-style="normal" fo:font-weight="normal"/>
    </style:style>
    <style:style style:name="P8" style:family="paragraph" style:parent-style-name="Preformatted_20_Text">
      <style:paragraph-properties fo:margin-top="0cm" fo:margin-bottom="0.499cm" style:contextual-spacing="false" fo:padding="0cm" fo:border="none"/>
      <style:text-properties fo:font-variant="normal" fo:text-transform="none" style:font-name="var fontFamily" fo:letter-spacing="normal" fo:language="ru" fo:country="RU" fo:font-style="normal" fo:font-weight="normal"/>
    </style:style>
    <style:style style:name="P9" style:family="paragraph" style:parent-style-name="Preformatted_20_Text">
      <style:paragraph-properties fo:padding="0cm" fo:border="none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" style:family="paragraph" style:parent-style-name="Preformatted_20_Text">
      <style:paragraph-properties fo:margin-top="0cm" fo:margin-bottom="0cm" style:contextual-spacing="false" fo:padding="0cm" fo:border="none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32629" loext:opacity="100%" style:font-name="ui-monospace" fo:font-size="9.75pt" fo:letter-spacing="normal" fo:language="en" fo:country="US" fo:font-style="normal" fo:font-weight="normal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32629" loext:opacity="100%" style:font-name="ui-monospace" fo:font-size="9.75pt" fo:letter-spacing="normal" fo:language="ru" fo:country="RU" fo:font-style="normal" fo:font-weight="normal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/>
    </style:style>
    <style:style style:name="P1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apple-system" fo:font-size="12pt" fo:letter-spacing="normal" fo:font-style="normal" fo:font-weight="normal"/>
    </style:style>
    <style:style style:name="P16" style:family="paragraph" style:parent-style-name="Text_20_body" style:list-style-name="L2">
      <style:paragraph-properties fo:margin-left="0cm" fo:margin-right="0cm" fo:margin-top="0cm" fo:margin-bottom="0.247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apple-system" fo:font-size="12pt" fo:letter-spacing="normal" fo:font-style="normal" fo:font-weight="normal"/>
    </style:style>
    <style:style style:name="P17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apple-system" fo:font-size="12pt" fo:letter-spacing="normal" fo:language="ru" fo:country="RU" fo:font-style="normal" fo:font-weight="normal"/>
    </style:style>
    <style:style style:name="P18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apple-system" fo:font-size="12pt" fo:letter-spacing="normal" fo:language="ru" fo:country="RU" fo:font-style="normal" fo:font-weight="normal"/>
    </style:style>
    <style:style style:name="P1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apple-system" fo:font-size="12pt" fo:letter-spacing="normal" fo:language="ru" fo:country="RU" fo:font-style="normal" fo:font-weight="normal"/>
    </style:style>
    <style:style style:name="P20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fo:letter-spacing="normal"/>
    </style:style>
    <style:style style:name="T1" style:family="text">
      <style:text-properties fo:font-variant="normal" fo:text-transform="none" fo:color="#333333" loext:opacity="100%" style:font-name="SFMono-Regular" fo:font-size="9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SFMono-Regular" fo:font-size="9pt" fo:letter-spacing="normal" fo:font-style="normal" fo:font-weight="normal" officeooo:rsid="00148180"/>
    </style:style>
    <style:style style:name="T3" style:family="text">
      <style:text-properties fo:font-variant="normal" fo:text-transform="none" fo:color="#333333" loext:opacity="100%" style:font-name="SFMono-Regular" fo:font-size="9pt" fo:letter-spacing="normal" fo:font-style="normal" fo:font-weight="normal" officeooo:rsid="001644ad"/>
    </style:style>
    <style:style style:name="T4" style:family="text">
      <style:text-properties fo:font-variant="normal" fo:text-transform="none" fo:color="#333333" loext:opacity="100%" style:font-name="SFMono-Regular" fo:font-size="9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333333" loext:opacity="100%" fo:letter-spacing="normal"/>
    </style:style>
    <style:style style:name="T6" style:family="text">
      <style:text-properties fo:font-variant="normal" fo:text-transform="none" fo:color="#333333" loext:opacity="100%" fo:letter-spacing="normal" fo:font-weight="bold" style:font-weight-asian="bold" style:font-weight-complex="bold"/>
    </style:style>
    <style:style style:name="T7" style:family="text">
      <style:text-properties fo:font-variant="normal" fo:text-transform="none" fo:color="#0086b3" loext:opacity="100%" style:font-name="SFMono-Regular" fo:font-size="9pt" fo:letter-spacing="normal" fo:font-style="normal" fo:font-weight="normal"/>
    </style:style>
    <style:style style:name="T8" style:family="text">
      <style:text-properties fo:font-variant="normal" fo:text-transform="none" fo:color="#990000" loext:opacity="100%" style:font-name="SFMono-Regular" fo:font-size="9pt" fo:letter-spacing="normal" fo:font-style="normal" fo:font-weight="normal" officeooo:rsid="00148180"/>
    </style:style>
    <style:style style:name="T9" style:family="text">
      <style:text-properties fo:font-variant="normal" fo:text-transform="none" style:font-name="inherit" fo:letter-spacing="normal" fo:font-style="normal" style:text-underline-style="solid" style:text-underline-width="auto" style:text-underline-color="font-color" fo:font-weight="normal" loext:padding="0cm" loext:border="none"/>
    </style:style>
    <style:style style:name="T10" style:family="text">
      <style:text-properties fo:color="#333333" loext:opacity="100%" style:font-name="SFMono-Regular" fo:font-size="9pt" officeooo:rsid="001644ad"/>
    </style:style>
    <style:style style:name="T11" style:family="text">
      <style:text-properties style:font-name="apple-system" fo:font-size="12pt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4"><text:span text:style-name="T2">Sudo m</text:span><text:span text:style-name="T1">ysql -u</text:span><text:span text:style-name="T5"> </text:span><text:span text:style-name="T1">root — </text:span><text:span text:style-name="T2">Вход в БД</text:span></text:p>
      <text:p text:style-name="P14"><text:span text:style-name="T1">SHOW DATABASES; - </text:span><text:span text:style-name="T2">Список БД</text:span></text:p>
      <text:p text:style-name="P14"><text:span text:style-name="T4">CREATE</text:span><text:span text:style-name="T6"> </text:span><text:span text:style-name="T4">DATABASE</text:span><text:span text:style-name="T5"> </text:span><text:span text:style-name="T1">my_db </text:span><text:span text:style-name="T7">CHARACTER</text:span><text:span text:style-name="T5"> </text:span><text:span text:style-name="T4">SET</text:span><text:span text:style-name="T5"> </text:span><text:span text:style-name="T1">utf8 </text:span><text:span text:style-name="T4">COLLATE</text:span><text:span text:style-name="T5"> </text:span><text:span text:style-name="T1">utf8_general_ci; - </text:span><text:span text:style-name="T2">создание БД с кодировкой </text:span></text:p>
      <text:p text:style-name="P14"><text:span text:style-name="T2">USE </text:span><text:span text:style-name="T8">my_db</text:span><text:span text:style-name="T2">; - </text:span><text:span text:style-name="T3">работа с БД </text:span></text:p>
      <text:p text:style-name="P14"><text:span text:style-name="T3"/></text:p>
      <text:p text:style-name="P13"><text:span text:style-name="T10">SELECT * FROM tableName;</text:span></text:p>
      <text:p text:style-name="P13"><text:span text:style-name="T10"/></text:p>
      <text:p text:style-name="P13"><text:span text:style-name="T10"/></text:p>
      <text:h text:style-name="P4" text:outline-level="2"><text:bookmark text:name="connect"/><text:span text:style-name="T10">Подключение к MySQL через консоль</text:span></text:h>
      <text:p text:style-name="P17">Получить информацию об установленной версии MySQL</text:p>
      <text:p text:style-name="P7">mysql -V</text:p>
      <text:p text:style-name="P17">Для подключения к mysql в консоли наберите команду</text:p>
      <text:p text:style-name="P8">mysql -h you_sql_server -u user_name -p</text:p>
      <text:list xml:id="list3532265766" text:style-name="L1">
        <text:list-item>
          <text:p text:style-name="P18">h — хост c MySQL. Если подключаемся с локальной машины, параметр можно опустить</text:p>
        </text:list-item>
        <text:list-item>
          <text:p text:style-name="P18">u — имя пользователя MySQL (root или другой пользователь MySQL)</text:p>
        </text:list-item>
        <text:list-item>
          <text:p text:style-name="P19">p — пароль, который будет предложено ввести после нажатия enter</text:p>
        </text:list-item>
      </text:list>
      <text:p text:style-name="P17">Приглашение командной строки изменится, это значит, сервер MySQL ждёт от вас команд.</text:p>
      <text:p text:style-name="P8">mysql&gt;</text:p>
      <text:p text:style-name="P17">Запросы должны оканчиваться точкой с запятой. Длинные запросы удобно разбивать enter-ом для перехода на новую строку, а после полного написания запроса поставить точку с запятой и выполнить его.</text:p>
      <text:p text:style-name="P17">Для отключения от MySQL нужно написать exit или (в unix-системах) нажать комбинацию клавиш ctrl+с.</text:p>
      <text:p text:style-name="P17">Для вывода всех баз данных на сервере используйте команду show databases.</text:p>
      <text:p text:style-name="P8">SHOW DATABASES;</text:p>
      <text:p text:style-name="P17">Выберите нужную базу данных командой use.</text:p>
      <text:p text:style-name="P8">USE db_name;</text:p>
      <text:p text:style-name="P17">Теперь можно вводить запросы.</text:p>
      <text:p text:style-name="P17">Чтобы подключиться к MySQL и сразу выбрать нужную базу</text:p>
      <text:p text:style-name="P8">mysql -u user_name -h host_name db_name -p</text:p>
      <text:h text:style-name="P4" text:outline-level="2"><text:bookmark text:name="useful-commands"/><text:span text:style-name="T10">Полезные команды MySQL</text:span></text:h>
      <text:p text:style-name="P17">Показать все таблицы выбранной базы данных в текущей БД.</text:p>
      <text:p text:style-name="P8">SHOW TABLES;</text:p>
      <text:p text:style-name="P17"><text:soft-page-break/>Показать все таблицы базы данных db_name.</text:p>
      <text:p text:style-name="P8">SHOW TABLES FROM db_name;</text:p>
      <text:p text:style-name="P17">Показать список столбцов в таблице table_name в текущей БД</text:p>
      <text:p text:style-name="P8">SHOW COLUMNS FROM table_name;</text:p>
      <text:p text:style-name="P17">Показать список столбцов в таблице table_name из БД db_name</text:p>
      <text:p text:style-name="P8">SHOW COLUMNS FROM table_name FROM db_name;</text:p>
      <text:p text:style-name="P17">Вывести структуру нужной таблицы</text:p>
      <text:p text:style-name="P8">DESCRIBE table_name;</text:p>
      <text:p text:style-name="P17">Показать структуру таблицы, будет выведен sql-запрос на её создание через «CREATE TABLE».</text:p>
      <text:p text:style-name="P8">SHOW CREATE TABLE table_name;</text:p>
      <text:p text:style-name="P17">Вывести значения системных переменных.</text:p>
      <text:p text:style-name="P8">SHOW VARIABLES;</text:p>
      <text:p text:style-name="P17">Показать список выполняющихся в настоящий момент запросов.</text:p>
      <text:p text:style-name="P8">SHOW PROCESSLIST;</text:p>
      <text:p text:style-name="P17">Общая статистика MySQL.</text:p>
      <text:p text:style-name="P8">SHOW STATUS;</text:p>
      <text:p text:style-name="P17">Статистика по всем таблицам в базе db_name.</text:p>
      <text:p text:style-name="P8">SHOW TABLE STATUS FROM db_name;</text:p>
      <text:p text:style-name="P17">Что бы выполнять запросы к MySQL из консоли, не всегда требуется предварительно подключаться к mysql. Параметр -e позволяет исполнить команду, вывести результат на экран, после чего отключиться от сервера MySQL. Например, можно вывести список таблиц базы данных.</text:p>
      <text:p text:style-name="P8">mysql -uroot -e 'SHOW TABLES' db_name &amp;&amp; echo done</text:p>
      <text:h text:style-name="P2" text:outline-level="2"><text:bookmark text:name="management"/><text:bookmark text:name="%D0%A3%D0%BF%D1%80%D0%B0%D0%B2%D0%BB%D0%B5%D0%BD%D0%B8%D0%B5_%D0%B1%D0%B0%D0%B7%D0%B0%D0%BC%D0%B8_%D0%B4%D0%B0%D0%BD%D0%BD%D1%8B%D1%85"/>Управление базами данных</text:h>
      <text:p text:style-name="P17">Создание базы данных из консоли сервера</text:p>
      <text:p text:style-name="P8">$ mysqladmin -u root -p create db_name</text:p>
      <text:p text:style-name="P17">Удаление базы данных из консоли сервера</text:p>
      <text:p text:style-name="P8">mysqladmin -u root -p drop db_name</text:p>
      <text:p text:style-name="P17">Создание базы данных db_name из консоли MySQL</text:p>
      <text:p text:style-name="P8">CREATE DATABASE db_name COLLATE utf8_general_ci;</text:p>
      <text:p text:style-name="P17"><text:soft-page-break/>Удаление базы данных db_name из консоли MySQL</text:p>
      <text:p text:style-name="P8">DELETE DATABASE db_name;</text:p>
      <text:p text:style-name="P17">Замена в поле одной подстроки на другую</text:p>
      <text:p text:style-name="P8">UPDATE table SET field=replace(field,'original string','new string');</text:p>
      <text:h text:style-name="P3" text:outline-level="2"><text:bookmark text:name="users"/><text:span text:style-name="T10">Работа с пользователями</text:span></text:h>
      <text:p text:style-name="P15">Вывести список пользователей</text:p>
      <text:p text:style-name="P5">SELECT User,Host FROM mysql.user;</text:p>
      <text:p text:style-name="P15">Показать список прав пользователя user</text:p>
      <text:p text:style-name="P5">SHOW GRANTS FOR user_name FROM db_name;</text:p>
      <text:p text:style-name="P15">Создать нового пользователя</text:p>
      <text:p text:style-name="P5">CREATE USER 'user'@'host' IDENTIFIED BY'password';</text:p>
      <text:p text:style-name="P15">host — здесь имя хоста, доменное имя или ip адрес, с которого пользователь сможет подключаться к серверу, например user@localhost.</text:p>
      <text:p text:style-name="P15">Чтобы создаваемый пользователь смог подключаться к серверу MySQL с любого IP адреса или хоста (за исключением localhost), можно использовать символ процента, вот так</text:p>
      <text:p text:style-name="P5">CREATE USER 'user'@'%' IDENTIFIED BY 'password';</text:p>
      <text:p text:style-name="P15">Чтобы разрешрешить пользователю подключаться вообще со всех хостов, придётся создать для него две учётные записи.</text:p>
      <text:p text:style-name="P6">CREATE USER 'user'@'%' IDENTIFIED BY 'password';</text:p>
      <text:p text:style-name="P5">CREATE USER 'user'@'localhost' IDENTIFIED BY 'password';</text:p>
      <text:p text:style-name="P15">Добавить указанные привилегии для таблиц БД db_name пользователю user@localhost</text:p>
      <text:p text:style-name="P6">GRANT SELECT,INSERT,UPDATE,DELETE,CREATE,DROP,ALTER,INDEX </text:p>
      <text:p text:style-name="P5">ON db_name.* TO 'user'@'localhost';</text:p>
      <text:p text:style-name="P15">Чтобы изменить права пользователю, иногда удобно сначала сбросить все права</text:p>
      <text:p text:style-name="P5">REVOKE ALL PRIVILEGES ON *.* FROM 'user'@'localhost';</text:p>
      <text:p text:style-name="P15">А затем установить нужные с помощью GRANT, как было показано выше.</text:p>
      <text:p text:style-name="P15">Добавить все привилегии для таблиц БД db_name пользователю user@localhost</text:p>
      <text:p text:style-name="P5">GRANT ALL PRIVILEGES ON db_name.* TO 'user'@'localhost';</text:p>
      <text:p text:style-name="P15">Удаление привилегий пользователя user@localhost для БД db_name:</text:p>
      <text:p text:style-name="P5"><text:soft-page-break/>REVOKEALLON db_name.* FROM 'user'@'localhost';</text:p>
      <text:p text:style-name="P15">Сделать из пользователя суперпользователя и дать полный доступ ко всем БД на сервере</text:p>
      <text:p text:style-name="P5">GRANT ALL ON *.* TO 'user'@'localhost';</text:p>
      <text:p text:style-name="P15">Удалить пользователя user@localhost</text:p>
      <text:p text:style-name="P5">DROP USER user@localhost;</text:p>
      <text:p text:style-name="P15">Перезагрузить привилегии</text:p>
      <text:p text:style-name="P5">FLUSH PRIVILEGES;</text:p>
      <text:p text:style-name="P15">Изменить пароль пользователя в консоли MySQL</text:p>
      <text:p text:style-name="P6">SET PASSWORD FOR 'user'@'localhost' = PASSWORD('new_password');</text:p>
      <text:p text:style-name="P9"/>
      <text:p text:style-name="P5">FLUSH PRIVILEGES;</text:p>
      <text:p text:style-name="P15">или так</text:p>
      <text:p text:style-name="P6">UPDATE mysql.user SET Password=PASSWORD('new_password') WHERE User='user_name';</text:p>
      <text:p text:style-name="P6">FLUSH PRIVILEGES;</text:p>
      <text:p text:style-name="P5">service mysqld restart;</text:p>
      <text:p text:style-name="P15">Установить пароль для пользователя user в консоли сервера.</text:p>
      <text:p text:style-name="P5">$ mysqladmin -uuser_name password'password'</text:p>
      <text:h text:style-name="P1" text:outline-level="2"><text:bookmark text:name="optimization"/><text:bookmark text:name="%D0%98%D1%81%D0%BF%D1%80%D0%B0%D0%B2%D0%BB%D0%B5%D0%BD%D0%B8%D0%B5_%D0%B8_%D0%BE%D0%BF%D1%82%D0%B8%D0%BC%D0%B8%D0%B7%D0%B0%D1%86%D0%B8%D1%8F_%D0%B1%D0%B0%D0%B7_%D0%B4%D0%B0%D0%BD%D0%BD%D1%8B%D1%85_%D0%B2_MySQL"/>Исправление и оптимизация баз данных в MySQL</text:h>
      <text:p text:style-name="P15">Чтобы исправить ошибки в поврежденной таблице, в консоли MySQL выполните:</text:p>
      <text:p text:style-name="P5">&gt; REPAIR TABLE table_name;</text:p>
      <text:p text:style-name="P15">Если же в БД много поврежденных таблиц можно воспользоваться командой mysqlcheck.</text:p>
      <text:p text:style-name="P15">Проверить db_name на ошибки.</text:p>
      <text:p text:style-name="P5">$ mysqlcheck -p db_name</text:p>
      <text:p text:style-name="P15">Восстановление и оптимизация всех БД</text:p>
      <text:p text:style-name="P5">$ mysqlcheck -Aor -p</text:p>
      <text:p text:style-name="P15">Аргументы:</text:p>
      <text:list xml:id="list1949317681" text:style-name="L2">
        <text:list-item>
          <text:p text:style-name="P16">p – использовать пароль</text:p>
        </text:list-item>
        <text:list-item>
          <text:p text:style-name="P16">-A, —all-databases – проверять все базы данных</text:p>
        </text:list-item>
        <text:list-item>
          <text:p text:style-name="P16">-o, —optimize – оптимизировать</text:p>
        </text:list-item>
        <text:list-item>
          <text:p text:style-name="P16"><text:soft-page-break/>-r, —repair – восстанавливать повреждённые</text:p>
        </text:list-item>
        <text:list-item>
          <text:p text:style-name="P20">—<text:span text:style-name="T11">auto-repair – автоматическое восстановление</text:span></text:p>
        </text:list-item>
      </text:list>
      <text:h text:style-name="P1" text:outline-level="2"><text:bookmark text:name="backup"/><text:bookmark text:name="%D0%91%D1%8D%D0%BA%D0%B0%D0%BF_MySQL_%D0%B8%D0%B7_%D0%BA%D0%BE%D0%BC%D0%B0%D0%BD%D0%B4%D0%BD%D0%BE%D0%B9_%D1%81%D1%82%D1%80%D0%BE%D0%BA%D0%B8"/>Бэкап MySQL из командной строки</text:h>
      <text:p text:style-name="P15">Экспорт базы MySQL</text:p>
      <text:p text:style-name="P5">$ mysqldump -u username -p db_name &gt; dump.sql</text:p>
      <text:p text:style-name="P15">Дамп нескольких баз</text:p>
      <text:p text:style-name="P5">$ mysqldump -u username -p -B db_name1 db_name2 &gt; dump.sql</text:p>
      <text:p text:style-name="P15">Дамп всех баз на сервере</text:p>
      <text:p text:style-name="P5">$ mysqldump -u username -p -A &gt; dump.sql</text:p>
      <text:p text:style-name="P15">Дамп только структуры базы, без данных</text:p>
      <text:p text:style-name="P5">$ mysqldump -u username -p --no-data db_name &gt; database.sql</text:p>
      <text:p text:style-name="P15">Дамп структуры одной таблицы mysql, без данных:</text:p>
      <text:p text:style-name="P5">$ mysqldump -u username -p -h host db_name table_name --no-data &gt; /path/dump.sql</text:p>
      <text:p text:style-name="P15">Развернуть базу данных MySQL из дампа</text:p>
      <text:p text:style-name="P10"><text:span text:style-name="Source_20_Text"><text:span text:style-name="T9">$ mysql -u username -p db_name &lt; dump_to_restore.sql</text:span></text:span></text:p>
      <text:h text:style-name="P1" text:outline-level="2"><text:bookmark text:name="%D0%9A%D0%BB%D0%BE%D0%BD%D0%B8%D1%80%D0%BE%D0%B2%D0%B0%D0%BD%D0%B8%D0%B5_%D1%82%D0%B0%D0%B1%D0%BB%D0%B8%D1%86"/>Клонирование таблиц</text:h>
      <text:p text:style-name="P15">Скопировать структуру и ключи таблицы, без копирования данных.</text:p>
      <text:p text:style-name="P10"><text:span text:style-name="Source_20_Text"><text:span text:style-name="T9">CREATE TABLE NEW_TableName LIKE OLD_TableName</text:span></text:span></text:p>
      <text:p text:style-name="P15">Клонировать таблицы базы данных со всеми данными.</text:p>
      <text:p text:style-name="P10"><text:span text:style-name="Source_20_Text"><text:span text:style-name="T9">CREATE TABLE NEW_TableNameSELECT *FROM OLD_TableName</text:span></text:span></text:p>
      <text:p text:style-name="P15">или</text:p>
      <text:p text:style-name="P10"><text:span text:style-name="Source_20_Text"><text:span text:style-name="T9">CREATE TABLE NEW_TableName</text:span></text:span></text:p>
      <text:p text:style-name="P11"><text:span text:style-name="Source_20_Text"><text:span text:style-name="T9">LIKE OLD_TableName</text:span></text:span></text:p>
      <text:p text:style-name="P11"><text:span text:style-name="Source_20_Text"><text:span text:style-name="T9">INSERT INTO NEW_TableName</text:span></text:span></text:p>
      <text:p text:style-name="P11"><text:span text:style-name="Source_20_Text"><text:span text:style-name="T9">SELECT *</text:span></text:span></text:p>
      <text:p text:style-name="P11"><text:span text:style-name="Source_20_Text"><text:span text:style-name="T9">FROM OLD_TableName;</text:span></text:span></text:p>
      <text:p text:style-name="P15">На этом всё. Но вы можете поддержать проект. Даже небольшая сумма поможет нам писать больше полезных статей.</text:p>
      <text:p text:style-name="P12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Helvetica, Arial, sans-serif, 'Apple Color Emoji', 'Segoe UI Emoji', 'Segoe UI Symbol'"/>
    <style:font-face style:name="inherit" svg:font-family="inherit"/>
    <style:font-face style:name="ui-monospace" svg:font-family="ui-monospace, 'Cascadia Mono', 'Segoe UI Mono', 'Liberation Mono', Menlo, Monaco, Consolas, monospace"/>
    <style:font-face style:name="var fontFamily" svg:font-family="'var font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9:33:56.486165816</meta:creation-date>
    <dc:date>2022-12-12T16:02:01.726890254</dc:date>
    <meta:editing-duration>PT54M4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135" meta:word-count="870" meta:character-count="6231" meta:non-whitespace-character-count="5493"/>
  </office:meta>
</office:document-meta>
</file>